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01.2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aa61a"/>
    </style:style>
    <style:style style:name="ce2" style:family="table-cell" style:parent-style-name="Default" style:data-style-name="N0">
      <style:table-cell-properties fo:background-color="#faa61a"/>
      <style:text-properties fo:font-size="14pt" style:font-size-asian="14pt" style:font-size-complex="14p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3" table:default-cell-style-name="Default"/>
        <table:table-row table:style-name="ro1">
          <table:table-cell table:style-name="ce1"/>
          <table:table-cell table:style-name="ce2" office:value-type="string" calcext:value-type="string">
            <text:p>Paper title</text:p>
          </table:table-cell>
          <table:table-cell table:style-name="ce2" office:value-type="string" calcext:value-type="string">
            <text:p>paper_reference</text:p>
          </table:table-cell>
          <table:table-cell table:style-name="ce2" office:value-type="string" calcext:value-type="string">
            <text:p>fitness_proxy_used</text:p>
          </table:table-cell>
          <table:table-cell table:style-name="ce1"/>
          <table:table-cell table:style-name="ce1" office:value-type="string" calcext:value-type="string">
            <text:p>Species</text:p>
          </table:table-cell>
          <table:table-cell table:style-name="ce1" office:value-type="string" calcext:value-type="string">
            <text:p>data extraction method </text:p>
          </table:table-cell>
          <table:table-cell table:style-name="ce1" office:value-type="string" calcext:value-type="string">
            <text:p>Mean( sex not considered)</text:p>
          </table:table-cell>
          <table:table-cell table:style-name="ce1" office:value-type="string" calcext:value-type="string">
            <text:p>standard error</text:p>
          </table:table-cell>
          <table:table-cell table:style-name="ce1" office:value-type="string" calcext:value-type="string">
            <text:p>Confidence interval </text:p>
          </table:table-cell>
          <table:table-cell table:style-name="ce1" office:value-type="string" calcext:value-type="string">
            <text:p>Mean ( Male)</text:p>
          </table:table-cell>
          <table:table-cell table:style-name="ce1" office:value-type="string" calcext:value-type="string">
            <text:p>Standard error (Male </text:p>
          </table:table-cell>
          <table:table-cell table:style-name="ce1" office:value-type="string" calcext:value-type="string">
            <text:p>Mean (Female)</text:p>
          </table:table-cell>
          <table:table-cell table:style-name="ce1" office:value-type="string" calcext:value-type="string">
            <text:p>Standard error (female)</text:p>
          </table:table-cell>
          <table:table-cell table:style-name="ce1" office:value-type="string" calcext:value-type="string">
            <text:p>median female</text:p>
          </table:table-cell>
          <table:table-cell table:style-name="ce1" office:value-type="string" calcext:value-type="string">
            <text:p>median male </text:p>
          </table:table-cell>
          <table:table-cell table:style-name="ce1" office:value-type="string" calcext:value-type="string">
            <text:p>standard deviation</text:p>
          </table:table-cell>
          <table:table-cell table:style-name="ce1" office:value-type="string" calcext:value-type="string">
            <text:p>variance </text:p>
          </table:table-cell>
          <table:table-cell table:style-name="ce1" office:value-type="string" calcext:value-type="string">
            <text:p>effect sizes</text:p>
          </table:table-cell>
          <table:table-cell table:style-name="ce1" office:value-type="string" calcext:value-type="string">
            <text:p>Selection Temperature</text:p>
          </table:table-cell>
          <table:table-cell table:style-name="ce1" office:value-type="string" calcext:value-type="string">
            <text:p>Assay Temperature</text:p>
          </table:table-cell>
          <table:table-cell table:style-name="ce1" office:value-type="string" calcext:value-type="string">
            <text:p>Control/selection line </text:p>
          </table:table-cell>
          <table:table-cell table:style-name="ce1" office:value-type="string" calcext:value-type="string">
            <text:p>Time series </text:p>
          </table:table-cell>
          <table:table-cell table:style-name="ce1" office:value-type="string" calcext:value-type="string">
            <text:p>Replicate</text:p>
          </table:table-cell>
          <table:table-cell table:style-name="ce1" office:value-type="string" calcext:value-type="string">
            <text:p>Male Data </text:p>
          </table:table-cell>
          <table:table-cell table:style-name="ce1" office:value-type="string" calcext:value-type="string">
            <text:p>Female data </text:p>
          </table:table-cell>
          <table:table-cell table:style-name="ce1" office:value-type="string" calcext:value-type="string">
            <text:p>Culture plate </text:p>
          </table:table-cell>
          <table:table-cell table:style-name="ce1" office:value-type="string" calcext:value-type="string">
            <text:p>Sex not considered data </text:p>
          </table:table-cell>
          <table:table-cell table:style-name="ce1" office:value-type="string" calcext:value-type="string">
            <text:p>Technical replicate</text:p>
          </table:table-cell>
          <table:table-cell table:style-name="ce1" table:number-columns-repeated="14"/>
        </table:table-row>
        <table:table-row table:style-name="ro2">
          <table:table-cell/>
          <table:table-cell table:style-name="ce3" office:value-type="string" calcext:value-type="string">
            <text:p>Different selective pressures lead to different genomic outcomes as newly-formed hybrid yeasts evolve</text:p>
          </table:table-cell>
          <table:table-cell table:style-name="ce3" office:value-type="string" calcext:value-type="string">
            <text:p>(Piotrowski et al., 2012)</text:p>
          </table:table-cell>
          <table:table-cell table:style-name="ce3" office:value-type="string" calcext:value-type="string">
            <text:p>Culture density (A600)</text:p>
          </table:table-cell>
          <table:table-cell table:number-columns-repeated="3"/>
          <table:table-cell office:value-type="float" office:value="0.190871369294606" calcext:value-type="float">
            <text:p>0.190871369294606</text:p>
          </table:table-cell>
          <table:table-cell office:value-type="float" office:value="0.00899031811894879" calcext:value-type="float">
            <text:p>0.008990318118949</text:p>
          </table:table-cell>
          <table:table-cell table:number-columns-repeated="12"/>
          <table:table-cell office:value-type="string" calcext:value-type="string">
            <text:p>S.cerevisiae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0.0982019363762102" calcext:value-type="float">
            <text:p>0.09820193637621</text:p>
          </table:table-cell>
          <table:table-cell office:value-type="float" office:value="0.00760719225449509" calcext:value-type="float">
            <text:p>0.007607192254495</text:p>
          </table:table-cell>
          <table:table-cell table:number-columns-repeated="11"/>
          <table:table-cell office:value-type="float" office:value="40" calcext:value-type="float">
            <text:p>40</text:p>
          </table:table-cell>
          <table:table-cell office:value-type="string" calcext:value-type="string">
            <text:p>S. uvarum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0.102351313969571" calcext:value-type="float">
            <text:p>0.102351313969571</text:p>
          </table:table-cell>
          <table:table-cell office:value-type="float" office:value="0.00691562932226841" calcext:value-type="float">
            <text:p>0.006915629322268</text:p>
          </table:table-cell>
          <table:table-cell table:number-columns-repeated="11"/>
          <table:table-cell office:value-type="float" office:value="40" calcext:value-type="float">
            <text:p>40</text:p>
          </table:table-cell>
          <table:table-cell office:value-type="string" calcext:value-type="string">
            <text:p>F1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0.100968188105118" calcext:value-type="float">
            <text:p>0.100968188105118</text:p>
          </table:table-cell>
          <table:table-cell office:value-type="float" office:value="0.00207468879668055" calcext:value-type="float">
            <text:p>0.002074688796681</text:p>
          </table:table-cell>
          <table:table-cell table:number-columns-repeated="11"/>
          <table:table-cell office:value-type="float" office:value="40" calcext:value-type="float">
            <text:p>40</text:p>
          </table:table-cell>
          <table:table-cell office:value-type="string" calcext:value-type="string">
            <text:p>H1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0.100968188105118" calcext:value-type="float">
            <text:p>0.100968188105118</text:p>
          </table:table-cell>
          <table:table-cell office:value-type="float" office:value="0.016597510373444" calcext:value-type="float">
            <text:p>0.016597510373444</text:p>
          </table:table-cell>
          <table:table-cell table:number-columns-repeated="11"/>
          <table:table-cell office:value-type="float" office:value="40" calcext:value-type="float">
            <text:p>40</text:p>
          </table:table-cell>
          <table:table-cell office:value-type="string" calcext:value-type="string">
            <text:p>H2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0.112724757952974" calcext:value-type="float">
            <text:p>0.112724757952974</text:p>
          </table:table-cell>
          <table:table-cell office:value-type="float" office:value="0.0172890733056708" calcext:value-type="float">
            <text:p>0.017289073305671</text:p>
          </table:table-cell>
          <table:table-cell table:number-columns-repeated="11"/>
          <table:table-cell office:value-type="float" office:value="40" calcext:value-type="float">
            <text:p>40</text:p>
          </table:table-cell>
          <table:table-cell office:value-type="string" calcext:value-type="string">
            <text:p>H3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0.182572614107884" calcext:value-type="float">
            <text:p>0.182572614107884</text:p>
          </table:table-cell>
          <table:table-cell office:value-type="float" office:value="0.0235131396957123" calcext:value-type="float">
            <text:p>0.023513139695712</text:p>
          </table:table-cell>
          <table:table-cell table:number-columns-repeated="10"/>
          <table:table-cell office:value-type="string" calcext:value-type="string">
            <text:p>31-46.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 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0.235131396957123" calcext:value-type="float">
            <text:p>0.235131396957123</text:p>
          </table:table-cell>
          <table:table-cell office:value-type="float" office:value="0.0117192169117018" calcext:value-type="float">
            <text:p>0.011719216911702</text:p>
          </table:table-cell>
          <table:table-cell table:number-columns-repeated="10"/>
          <table:table-cell office:value-type="string" calcext:value-type="string">
            <text:p>31-46.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 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0.399031811894882" calcext:value-type="float">
            <text:p>0.399031811894882</text:p>
          </table:table-cell>
          <table:table-cell office:value-type="float" office:value="0.016574031385004" calcext:value-type="float">
            <text:p>0.016574031385004</text:p>
          </table:table-cell>
          <table:table-cell table:number-columns-repeated="10"/>
          <table:table-cell office:value-type="string" calcext:value-type="string">
            <text:p>31-46.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 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0.0712309820193637" calcext:value-type="float">
            <text:p>0.071230982019364</text:p>
          </table:table-cell>
          <table:table-cell office:value-type="float" office:value="0.00352931885320072" calcext:value-type="float">
            <text:p>0.003529318853201</text:p>
          </table:table-cell>
          <table:table-cell table:number-columns-repeated="10"/>
          <table:table-cell table:style-name="ce4" office:value-type="string" calcext:value-type="string">
            <text:p>Ethano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0.0975103734439834" calcext:value-type="float">
            <text:p>0.097510373443983</text:p>
          </table:table-cell>
          <table:table-cell office:value-type="float" office:value="0.0106007632805695" calcext:value-type="float">
            <text:p>0.01060076328057</text:p>
          </table:table-cell>
          <table:table-cell table:number-columns-repeated="10"/>
          <table:table-cell table:style-name="ce4" office:value-type="string" calcext:value-type="string">
            <text:p>Ethano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 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float" office:value="0.0670816044260027" calcext:value-type="float">
            <text:p>0.067081604426003</text:p>
          </table:table-cell>
          <table:table-cell office:value-type="float" office:value="0.00367659614432313" calcext:value-type="float">
            <text:p>0.003676596144323</text:p>
          </table:table-cell>
          <table:table-cell table:number-columns-repeated="10"/>
          <table:table-cell table:style-name="ce4" office:value-type="string" calcext:value-type="string">
            <text:p>Ethano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 </text:p>
          </table:table-cell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4" loext:min-decimal-places="4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7T15:18:40.300922769</meta:creation-date>
    <dc:date>2021-04-27T15:19:09.962386660</dc:date>
    <meta:editing-duration>PT30S</meta:editing-duration>
    <meta:editing-cycles>1</meta:editing-cycles>
    <meta:document-statistic meta:table-count="1" meta:cell-count="83" meta:object-count="0"/>
    <meta:generator>LibreOffice/6.0.7.3$Linux_X86_64 LibreOffice_project/00m0$Build-3</meta:generator>
  </office:meta>
</office:document-meta>
</file>